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acb" officeooo:paragraph-rsid="001a3acb"/>
    </style:style>
    <style:style style:name="T1" style:family="text">
      <style:text-properties style:text-underline-style="none"/>
    </style:style>
    <style:style style:name="T2" style:family="text">
      <style:text-properties fo:color="#ce181e" style:text-underline-style="none"/>
    </style:style>
    <style:style style:name="T3" style:family="text">
      <style:text-properties fo:color="#000000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x@max-X550CC:~/os2$ cat laba3.c</text:p>
      <text:p text:style-name="Standard">#include &lt;pthread.h&gt;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fcntl.h&gt;</text:p>
      <text:p text:style-name="Standard">#include &lt;stdbool.h&gt;</text:p>
      <text:p text:style-name="Standard">/* __________</text:p>
      <text:p text:style-name="Standard"><text:s text:c="3"/>|_0_|_1_|_2_|</text:p>
      <text:p text:style-name="Standard"><text:s text:c="3"/>|_3_|_4_|_5_|</text:p>
      <text:p text:style-name="Standard"><text:s text:c="3"/>|_6_|_7_|_8_|</text:p>
      <text:p text:style-name="Standard">*/</text:p>
      <text:p text:style-name="Standard">#define SPASE_SIZE 3</text:p>
      <text:p text:style-name="Standard">typedef struct pthdata{</text:p>
      <text:p text:style-name="Standard"><text:s text:c="2"/>short int pth_number;</text:p>
      <text:p text:style-name="Standard"><text:s text:c="2"/>short int pth_i;</text:p>
      <text:p text:style-name="Standard"><text:s text:c="2"/>bool player;// x ~ 1, 0 ~ o</text:p>
      <text:p text:style-name="Standard"><text:s text:c="2"/>char* space;</text:p>
      <text:p text:style-name="Standard"><text:s text:c="2"/>short int* priority;</text:p>
      <text:p text:style-name="Standard">} pthdata;</text:p>
      <text:p text:style-name="Standard">void* pth_function(void* params);</text:p>
      <text:p text:style-name="Standard">bool init_game(char* space, bool* player);</text:p>
      <text:p text:style-name="Standard">bool endgame(pthdata *data, short int itter);</text:p>
      <text:p text:style-name="Standard">bool defence(pthdata *data, short int itter);</text:p>
      <text:p text:style-name="Standard">void priority(pthdata* data, short int itter);</text:p>
      <text:p text:style-name="Standard">bool endgame(pthdata *data, short int itter){</text:p>
      <text:p text:style-name="Standard"><text:s text:c="2"/>char c;</text:p>
      <text:p text:style-name="Standard"><text:s text:c="2"/>bool m = 1;</text:p>
      <text:p text:style-name="Standard"><text:s text:c="2"/>if(data-&gt;player){</text:p>
      <text:p text:style-name="Standard"><text:s text:c="4"/>c='x';</text:p>
      <text:p text:style-name="Standard"><text:s text:c="2"/>} else{</text:p>
      <text:p text:style-name="Standard"><text:s text:c="4"/>c='o';</text:p>
      <text:p text:style-name="Standard"><text:s text:c="2"/>}</text:p>
      <text:p text:style-name="Standard"><text:s text:c="2"/>short int pth_i = data-&gt;pth_i+itter*data-&gt;pth_number;</text:p>
      <text:p text:style-name="Standard"><text:s/>for (short int i = SPASE_SIZE*(pth_i/SPASE_SIZE); i &lt; SPASE_SIZE+SPASE_SIZE*(pth_i/SPASE_SIZE); i++) {</text:p>
      <text:p text:style-name="Standard"><text:s text:c="4"/>if((i==pth_i)||(data-&gt;space[i]==c)){</text:p>
      <text:p text:style-name="Standard"><text:s text:c="6"/>continue;</text:p>
      <text:p text:style-name="Standard"><text:s text:c="4"/>} else{</text:p>
      <text:p text:style-name="Standard"><text:s text:c="6"/>m = 0;</text:p>
      <text:p text:style-name="Standard"><text:s text:c="6"/>break;</text:p>
      <text:p text:style-name="Standard"><text:s text:c="4"/>}</text:p>
      <text:p text:style-name="Standard"><text:s text:c="2"/>}</text:p>
      <text:p text:style-name="Standard"><text:s text:c="2"/>if(m){</text:p>
      <text:p text:style-name="Standard"><text:s text:c="4"/>data-&gt;priority[itter]=14;</text:p>
      <text:p text:style-name="Standard"><text:s text:c="4"/>return m;</text:p>
      <text:p text:style-name="Standard"><text:s text:c="2"/>}</text:p>
      <text:p text:style-name="Standard"><text:s text:c="2"/>m=1;</text:p>
      <text:p text:style-name="Standard"><text:s text:c="2"/>for(short int i = pth_i%SPASE_SIZE; i&lt;SPASE_SIZE * SPASE_SIZE; i+=SPASE_SIZE){</text:p>
      <text:p text:style-name="Standard"><text:s text:c="4"/>if((i==pth_i)||(data-&gt;space[i]==c)){</text:p>
      <text:p text:style-name="Standard"><text:s text:c="6"/>continue;</text:p>
      <text:p text:style-name="Standard"><text:s text:c="4"/>} else{</text:p>
      <text:p text:style-name="Standard"><text:s text:c="6"/>m=0;</text:p>
      <text:p text:style-name="Standard"><text:s text:c="6"/>break;</text:p>
      <text:p text:style-name="Standard"><text:s text:c="4"/>}</text:p>
      <text:p text:style-name="Standard"><text:s text:c="2"/>}</text:p>
      <text:p text:style-name="Standard"><text:s text:c="2"/>if(m){</text:p>
      <text:p text:style-name="Standard"><text:soft-page-break/><text:s text:c="4"/>data-&gt;priority[itter]=14;</text:p>
      <text:p text:style-name="Standard"><text:s text:c="4"/>return m;</text:p>
      <text:p text:style-name="Standard"><text:s text:c="2"/>}</text:p>
      <text:p text:style-name="Standard"><text:s text:c="2"/>if(pth_i % (SPASE_SIZE+1) == 0){</text:p>
      <text:p text:style-name="Standard"><text:s text:c="4"/>m=1;</text:p>
      <text:p text:style-name="Standard"><text:s text:c="4"/>for(short int i = 0; i&lt;SPASE_SIZE*SPASE_SIZE; i+=(SPASE_SIZE+1)){</text:p>
      <text:p text:style-name="Standard"><text:s text:c="6"/>if((i==pth_i)||(data-&gt;space[i]==c)){</text:p>
      <text:p text:style-name="Standard"><text:s text:c="8"/>continue;</text:p>
      <text:p text:style-name="Standard"><text:s text:c="6"/>} else{</text:p>
      <text:p text:style-name="Standard"><text:s text:c="8"/>m=0;</text:p>
      <text:p text:style-name="Standard"><text:s text:c="8"/>break;</text:p>
      <text:p text:style-name="Standard"><text:s text:c="6"/>}</text:p>
      <text:p text:style-name="Standard"><text:s text:c="4"/>}</text:p>
      <text:p text:style-name="Standard"><text:s text:c="4"/>if(m){</text:p>
      <text:p text:style-name="Standard"><text:s text:c="6"/>data-&gt;priority[itter]=14;</text:p>
      <text:p text:style-name="Standard"><text:s text:c="6"/>return m;</text:p>
      <text:p text:style-name="Standard"><text:s text:c="4"/>}</text:p>
      <text:p text:style-name="Standard"><text:s text:c="2"/>}</text:p>
      <text:p text:style-name="Standard"><text:s text:c="2"/>if(pth_i == (SPASE_SIZE-1 + (pth_i/SPASE_SIZE) * (SPASE_SIZE-1))){</text:p>
      <text:p text:style-name="Standard"><text:s text:c="4"/>m=1;</text:p>
      <text:p text:style-name="Standard"><text:s text:c="4"/>for(short int i=0; i&lt;SPASE_SIZE; i++){</text:p>
      <text:p text:style-name="Standard"><text:s text:c="6"/>if((pth_i==(SPASE_SIZE-1+i*(SPASE_SIZE-1)))||data-&gt;space[SPASE_SIZE-1+i*(SPASE_SIZE-1)]==c){</text:p>
      <text:p text:style-name="Standard"><text:s text:c="8"/>continue;</text:p>
      <text:p text:style-name="Standard"><text:s text:c="6"/>} else{</text:p>
      <text:p text:style-name="Standard"><text:s text:c="8"/>m=0;</text:p>
      <text:p text:style-name="Standard"><text:s text:c="8"/>break;</text:p>
      <text:p text:style-name="Standard"><text:s text:c="6"/>}</text:p>
      <text:p text:style-name="Standard"><text:s text:c="4"/>}</text:p>
      <text:p text:style-name="Standard"><text:s text:c="4"/>if(m){</text:p>
      <text:p text:style-name="Standard"><text:s text:c="6"/>data-&gt;priority[itter]=14;</text:p>
      <text:p text:style-name="Standard"><text:s text:c="6"/>return m;</text:p>
      <text:p text:style-name="Standard"><text:s text:c="4"/>}</text:p>
      <text:p text:style-name="Standard"><text:s text:c="2"/>}</text:p>
      <text:p text:style-name="Standard"><text:s text:c="2"/>return 0;</text:p>
      <text:p text:style-name="Standard">}</text:p>
      <text:p text:style-name="Standard"/>
      <text:p text:style-name="Standard">bool defence(pthdata* data, short int itter){</text:p>
      <text:p text:style-name="Standard"><text:s text:c="2"/>char c;</text:p>
      <text:p text:style-name="Standard"><text:s text:c="2"/>bool m = 1;</text:p>
      <text:p text:style-name="Standard"><text:s text:c="2"/>if(data-&gt;player){</text:p>
      <text:p text:style-name="Standard"><text:s text:c="4"/>c='o';</text:p>
      <text:p text:style-name="Standard"><text:s text:c="2"/>} else{</text:p>
      <text:p text:style-name="Standard"><text:s text:c="4"/>c='x';</text:p>
      <text:p text:style-name="Standard"><text:s text:c="2"/>}</text:p>
      <text:p text:style-name="Standard"><text:s text:c="2"/>short int pth_i = data-&gt;pth_i+itter*data-&gt;pth_number;</text:p>
      <text:p text:style-name="Standard"/>
      <text:p text:style-name="Standard"><text:s text:c="2"/>for (short int i = SPASE_SIZE*(pth_i/SPASE_SIZE); i &lt; SPASE_SIZE+SPASE_SIZE*(pth_i/SPASE_SIZE); i++) {</text:p>
      <text:p text:style-name="Standard"><text:s text:c="4"/>if((i==pth_i)||(data-&gt;space[i]==c)){</text:p>
      <text:p text:style-name="Standard"><text:s text:c="6"/>continue;</text:p>
      <text:p text:style-name="Standard"><text:s text:c="4"/>} else{</text:p>
      <text:p text:style-name="Standard"><text:s text:c="6"/>m = 0;</text:p>
      <text:p text:style-name="Standard"><text:s text:c="6"/>break;</text:p>
      <text:p text:style-name="Standard"><text:s text:c="4"/>}</text:p>
      <text:p text:style-name="Standard"><text:s text:c="2"/>}</text:p>
      <text:p text:style-name="Standard"><text:s text:c="2"/>if(m){</text:p>
      <text:p text:style-name="Standard"><text:soft-page-break/><text:s text:c="4"/>data-&gt;priority[itter]=13;</text:p>
      <text:p text:style-name="Standard"><text:s text:c="4"/>return m;</text:p>
      <text:p text:style-name="Standard"><text:s text:c="2"/>}</text:p>
      <text:p text:style-name="Standard"><text:s text:c="2"/>m=1;</text:p>
      <text:p text:style-name="Standard"><text:s text:c="2"/>for(short int i = pth_i%SPASE_SIZE; i&lt;SPASE_SIZE * SPASE_SIZE; i+=SPASE_SIZE){</text:p>
      <text:p text:style-name="Standard"><text:s text:c="4"/>if((i==pth_i)||(data-&gt;space[i]==c)){</text:p>
      <text:p text:style-name="Standard"><text:s text:c="6"/>continue;</text:p>
      <text:p text:style-name="Standard"><text:s text:c="4"/>} else{</text:p>
      <text:p text:style-name="Standard"><text:s text:c="6"/>m=0;</text:p>
      <text:p text:style-name="Standard"><text:s text:c="6"/>break;</text:p>
      <text:p text:style-name="Standard"><text:s text:c="4"/>}</text:p>
      <text:p text:style-name="Standard"><text:s text:c="2"/>}</text:p>
      <text:p text:style-name="Standard"><text:s text:c="2"/>if(m){</text:p>
      <text:p text:style-name="Standard"><text:s text:c="4"/>data-&gt;priority[itter]=13;</text:p>
      <text:p text:style-name="Standard"><text:s text:c="4"/>return m;</text:p>
      <text:p text:style-name="Standard"><text:s text:c="2"/>}</text:p>
      <text:p text:style-name="Standard"><text:s text:c="2"/>if(pth_i % (SPASE_SIZE+1) == 0){</text:p>
      <text:p text:style-name="Standard"><text:s text:c="4"/>m=1;</text:p>
      <text:p text:style-name="Standard"><text:s text:c="4"/>for(short int i = 0; i&lt;SPASE_SIZE*SPASE_SIZE; i+=(SPASE_SIZE+1)){</text:p>
      <text:p text:style-name="Standard"><text:s text:c="6"/>if((i==pth_i)||(data-&gt;space[i]==c)){</text:p>
      <text:p text:style-name="Standard"><text:s text:c="8"/>continue;</text:p>
      <text:p text:style-name="Standard"><text:s text:c="6"/>} else{</text:p>
      <text:p text:style-name="Standard"><text:s text:c="8"/>m=0;</text:p>
      <text:p text:style-name="Standard"><text:s text:c="8"/>break;</text:p>
      <text:p text:style-name="Standard"><text:s text:c="6"/>}</text:p>
      <text:p text:style-name="Standard"><text:s text:c="4"/>}</text:p>
      <text:p text:style-name="Standard"><text:s text:c="4"/>if(m){</text:p>
      <text:p text:style-name="Standard"><text:s text:c="6"/>data-&gt;priority[itter]=13;</text:p>
      <text:p text:style-name="Standard"><text:s text:c="6"/>return m;</text:p>
      <text:p text:style-name="Standard"><text:s text:c="4"/>}</text:p>
      <text:p text:style-name="Standard"><text:s text:c="2"/>}</text:p>
      <text:p text:style-name="Standard"><text:s text:c="2"/>if(pth_i == (SPASE_SIZE-1 + (pth_i/SPASE_SIZE) * (SPASE_SIZE-1))){</text:p>
      <text:p text:style-name="Standard"><text:s text:c="4"/>m=1;</text:p>
      <text:p text:style-name="Standard"><text:s text:c="4"/>for(short int i=0; i&lt;SPASE_SIZE; i++){</text:p>
      <text:p text:style-name="Standard"><text:s text:c="6"/>if((pth_i==(SPASE_SIZE-1+i*(SPASE_SIZE-1)))||data-&gt;space[SPASE_SIZE-1+i*(SPASE_SIZE-1)]==c){</text:p>
      <text:p text:style-name="Standard"><text:s text:c="8"/>continue;</text:p>
      <text:p text:style-name="Standard"><text:s text:c="6"/>} else{</text:p>
      <text:p text:style-name="Standard"><text:s text:c="8"/>m=0;</text:p>
      <text:p text:style-name="Standard"><text:s text:c="8"/>break;</text:p>
      <text:p text:style-name="Standard"><text:s text:c="6"/>}</text:p>
      <text:p text:style-name="Standard"><text:s text:c="4"/>}</text:p>
      <text:p text:style-name="Standard"><text:s text:c="4"/>if(m){</text:p>
      <text:p text:style-name="Standard"><text:s text:c="6"/>data-&gt;priority[itter]=13;</text:p>
      <text:p text:style-name="Standard"><text:s text:c="6"/>return m;</text:p>
      <text:p text:style-name="Standard"><text:s text:c="4"/>}</text:p>
      <text:p text:style-name="Standard"><text:s text:c="2"/>}</text:p>
      <text:p text:style-name="Standard"><text:s text:c="2"/>return 0;</text:p>
      <text:p text:style-name="Standard">}</text:p>
      <text:p text:style-name="Standard">void priority(pthdata* data, short int itter){</text:p>
      <text:p text:style-name="Standard"><text:s text:c="2"/>char c, c1;</text:p>
      <text:p text:style-name="Standard"><text:s text:c="2"/>short int m, m1;</text:p>
      <text:p text:style-name="Standard"><text:s text:c="2"/>if(data-&gt;player){</text:p>
      <text:p text:style-name="Standard"><text:s text:c="4"/>c='x';</text:p>
      <text:p text:style-name="Standard"><text:s text:c="4"/>c1='o';</text:p>
      <text:p text:style-name="Standard"><text:s text:c="2"/>} else{</text:p>
      <text:p text:style-name="Standard"><text:s text:c="4"/>c='o';</text:p>
      <text:p text:style-name="Standard"><text:soft-page-break/><text:s text:c="4"/>c1='x';</text:p>
      <text:p text:style-name="Standard"><text:s text:c="2"/>}</text:p>
      <text:p text:style-name="Standard"><text:s text:c="2"/>short int pth_i = data-&gt;pth_i+itter*data-&gt;pth_number;</text:p>
      <text:p text:style-name="Standard"><text:s text:c="2"/>m=m1=0;</text:p>
      <text:p text:style-name="Standard"><text:s text:c="2"/>for (short int i = SPASE_SIZE*(pth_i/SPASE_SIZE); i &lt; SPASE_SIZE+SPASE_SIZE*(pth_i/SPASE_SIZE); i++) {</text:p>
      <text:p text:style-name="Standard"><text:s text:c="4"/>if(i==pth_i){</text:p>
      <text:p text:style-name="Standard"><text:s text:c="6"/>continue;</text:p>
      <text:p text:style-name="Standard"><text:s text:c="4"/>} else if(data-&gt;space[i]==c){</text:p>
      <text:p text:style-name="Standard"><text:s text:c="6"/>m+=1;</text:p>
      <text:p text:style-name="Standard"><text:s text:c="4"/>} else if(data-&gt;space[i]==c1){</text:p>
      <text:p text:style-name="Standard"><text:s text:c="6"/>m1+=1;</text:p>
      <text:p text:style-name="Standard"><text:s text:c="4"/>}</text:p>
      <text:p text:style-name="Standard"><text:s text:c="2"/>}</text:p>
      <text:p text:style-name="Standard"><text:s text:c="2"/>if(m&gt;0 &amp;&amp; m1==0){</text:p>
      <text:p text:style-name="Standard"><text:s text:c="4"/>data-&gt;priority[itter]+=3;</text:p>
      <text:p text:style-name="Standard"><text:s text:c="2"/>} else if(m1&gt;0 &amp;&amp; m==0){</text:p>
      <text:p text:style-name="Standard"><text:s text:c="4"/>data-&gt;priority[itter]+=2;</text:p>
      <text:p text:style-name="Standard"><text:s text:c="2"/>} else if(m1==0 &amp;&amp; m == 0){</text:p>
      <text:p text:style-name="Standard"><text:s text:c="4"/>data-&gt;priority[itter]+=1;</text:p>
      <text:p text:style-name="Standard"><text:s text:c="2"/>}</text:p>
      <text:p text:style-name="Standard"><text:s text:c="2"/>m = m1 = 0;</text:p>
      <text:p text:style-name="Standard"><text:s text:c="2"/>for(short int i = pth_i%SPASE_SIZE; i&lt;SPASE_SIZE * SPASE_SIZE; i+=SPASE_SIZE){</text:p>
      <text:p text:style-name="Standard"><text:s text:c="4"/>if(i==pth_i){</text:p>
      <text:p text:style-name="Standard"><text:s text:c="6"/>continue;</text:p>
      <text:p text:style-name="Standard"><text:s text:c="4"/>} else if(data-&gt;space[i]==c){</text:p>
      <text:p text:style-name="Standard"><text:s text:c="6"/>m+=1;</text:p>
      <text:p text:style-name="Standard"><text:s text:c="6"/>continue;</text:p>
      <text:p text:style-name="Standard"><text:s text:c="4"/>} else if(data-&gt;space[i]==c1){</text:p>
      <text:p text:style-name="Standard"><text:s text:c="6"/>m1+=1;</text:p>
      <text:p text:style-name="Standard"><text:s text:c="4"/>}</text:p>
      <text:p text:style-name="Standard"><text:s text:c="2"/>}</text:p>
      <text:p text:style-name="Standard"><text:s text:c="2"/>if(m&gt;0 &amp;&amp; m1==0){</text:p>
      <text:p text:style-name="Standard"><text:s text:c="4"/>data-&gt;priority[itter]+=3;</text:p>
      <text:p text:style-name="Standard"><text:s text:c="2"/>} else if(m1&gt;0 &amp;&amp; m==0){</text:p>
      <text:p text:style-name="Standard"><text:s text:c="4"/>data-&gt;priority[itter]+=2;</text:p>
      <text:p text:style-name="Standard"><text:s text:c="2"/>} else if(m1==0 &amp;&amp; m == 0){</text:p>
      <text:p text:style-name="Standard"><text:s text:c="4"/>data-&gt;priority[itter]+=1;</text:p>
      <text:p text:style-name="Standard"><text:s text:c="2"/>}</text:p>
      <text:p text:style-name="Standard"><text:s text:c="2"/>m = m1 =0;</text:p>
      <text:p text:style-name="Standard"><text:s text:c="2"/>if(pth_i % (SPASE_SIZE+1) == 0){</text:p>
      <text:p text:style-name="Standard"><text:s text:c="4"/>for(short int i = 0; i&lt;SPASE_SIZE*SPASE_SIZE; i+=(SPASE_SIZE+1)){</text:p>
      <text:p text:style-name="Standard"><text:s text:c="6"/>if(i==pth_i){</text:p>
      <text:p text:style-name="Standard"><text:s text:c="8"/>continue;</text:p>
      <text:p text:style-name="Standard"><text:s text:c="6"/>} else if(data-&gt;space[i]==c){</text:p>
      <text:p text:style-name="Standard"><text:s text:c="8"/>m+=1;</text:p>
      <text:p text:style-name="Standard"><text:s text:c="8"/>continue;</text:p>
      <text:p text:style-name="Standard"><text:s text:c="6"/>} else if(data-&gt;space[i]==c1){</text:p>
      <text:p text:style-name="Standard"><text:s text:c="8"/>m1+=1;</text:p>
      <text:p text:style-name="Standard"><text:s text:c="6"/>}</text:p>
      <text:p text:style-name="Standard"><text:s text:c="4"/>}</text:p>
      <text:p text:style-name="Standard"><text:s text:c="4"/>if(m&gt;0 &amp;&amp; m1==0){</text:p>
      <text:p text:style-name="Standard"><text:s text:c="6"/>data-&gt;priority[itter]+=3;</text:p>
      <text:p text:style-name="Standard"><text:s text:c="4"/>} else if(m1&gt;0 &amp;&amp; m==0){</text:p>
      <text:p text:style-name="Standard"><text:s text:c="6"/>data-&gt;priority[itter]+=2;</text:p>
      <text:p text:style-name="Standard"><text:s text:c="4"/>} else if(m1==0 &amp;&amp; m == 0){</text:p>
      <text:p text:style-name="Standard"><text:s text:c="6"/>data-&gt;priority[itter]+=1;</text:p>
      <text:p text:style-name="Standard"><text:soft-page-break/><text:s text:c="4"/>}</text:p>
      <text:p text:style-name="Standard"><text:s text:c="2"/>}</text:p>
      <text:p text:style-name="Standard"><text:s text:c="4"/>m = m1 =0;</text:p>
      <text:p text:style-name="Standard"><text:s text:c="2"/>if(pth_i == (SPASE_SIZE-1 + (pth_i/SPASE_SIZE) * (SPASE_SIZE-1))){</text:p>
      <text:p text:style-name="Standard"><text:s text:c="4"/>for(short int i=0; i&lt;SPASE_SIZE; i++){</text:p>
      <text:p text:style-name="Standard"><text:s text:c="6"/>if(pth_i==(SPASE_SIZE-1+i*(SPASE_SIZE-1))){</text:p>
      <text:p text:style-name="Standard"><text:s text:c="8"/>continue;</text:p>
      <text:p text:style-name="Standard"><text:s text:c="6"/>} else if(data-&gt;space[SPASE_SIZE-1+i*(SPASE_SIZE-1)]==c){</text:p>
      <text:p text:style-name="Standard"><text:s text:c="8"/>m+=1;</text:p>
      <text:p text:style-name="Standard"><text:s text:c="8"/>continue;</text:p>
      <text:p text:style-name="Standard"><text:s text:c="6"/>} else if(data-&gt;space[SPASE_SIZE-1+i*(SPASE_SIZE-1)]==c1){</text:p>
      <text:p text:style-name="Standard"><text:s text:c="8"/>m1+=1;</text:p>
      <text:p text:style-name="Standard"><text:s text:c="6"/>}</text:p>
      <text:p text:style-name="Standard"><text:s text:c="4"/>}</text:p>
      <text:p text:style-name="Standard"><text:s text:c="4"/>if(m&gt;0 &amp;&amp; m1==0){</text:p>
      <text:p text:style-name="Standard"><text:s text:c="6"/>data-&gt;priority[itter]+=3;</text:p>
      <text:p text:style-name="Standard"><text:s text:c="4"/>} else if(m1&gt;0 &amp;&amp; m==0){</text:p>
      <text:p text:style-name="Standard"><text:s text:c="6"/>data-&gt;priority[itter]+=2;</text:p>
      <text:p text:style-name="Standard"><text:s text:c="4"/>} else if(m1==0 &amp;&amp; m == 0){</text:p>
      <text:p text:style-name="Standard"><text:s text:c="6"/>data-&gt;priority[itter]+=1;</text:p>
      <text:p text:style-name="Standard"><text:s text:c="4"/>}</text:p>
      <text:p text:style-name="Standard"><text:s text:c="2"/>}</text:p>
      <text:p text:style-name="Standard"><text:s text:c="2"/>return ;</text:p>
      <text:p text:style-name="Standard">}</text:p>
      <text:p text:style-name="Standard"/>
      <text:p text:style-name="Standard">void* pth_function(void* params){</text:p>
      <text:p text:style-name="Standard"><text:s text:c="2"/>pthdata *data=(pthdata*)params;</text:p>
      <text:p text:style-name="Standard"><text:s text:c="2"/>short int itter=0;</text:p>
      <text:p text:style-name="Standard"><text:s text:c="2"/>data-&gt;priority=(short int*)malloc(((SPASE_SIZE*SPASE_SIZE)/data-&gt;pth_number + (data-&gt;pth_i &lt; SPASE_SIZE*SPASE_SIZE%data-&gt;pth_number)) * sizeof(short int));</text:p>
      <text:p text:style-name="Standard"><text:s text:c="2"/>while(data-&gt;pth_i+itter*data-&gt;pth_number&lt;SPASE_SIZE*SPASE_SIZE){</text:p>
      <text:p text:style-name="Standard"><text:s text:c="4"/>if(data-&gt;space[data-&gt;pth_i+itter*data-&gt;pth_number]!=' '){</text:p>
      <text:p text:style-name="Standard"><text:s text:c="6"/>++itter;</text:p>
      <text:p text:style-name="Standard"><text:s text:c="6"/>continue;</text:p>
      <text:p text:style-name="Standard"><text:s text:c="4"/>}</text:p>
      <text:p text:style-name="Standard"><text:s text:c="4"/>if(!endgame(data, itter)){</text:p>
      <text:p text:style-name="Standard"><text:s text:c="6"/>if(!defence(data, itter)){</text:p>
      <text:p text:style-name="Standard"><text:s text:c="8"/>priority(data, itter);</text:p>
      <text:p text:style-name="Standard"><text:s text:c="6"/>}</text:p>
      <text:p text:style-name="Standard"><text:s text:c="4"/>}</text:p>
      <text:p text:style-name="Standard"><text:s text:c="4"/>++itter;</text:p>
      <text:p text:style-name="Standard"><text:s text:c="2"/>}</text:p>
      <text:p text:style-name="Standard"><text:s text:c="2"/>return NULL;</text:p>
      <text:p text:style-name="Standard">}</text:p>
      <text:p text:style-name="Standard"/>
      <text:p text:style-name="Standard">bool init_game(char* space, bool* player){</text:p>
      <text:p text:style-name="Standard"><text:s text:c="2"/>printf("Enter GameSpace:\n");</text:p>
      <text:p text:style-name="Standard"><text:s text:c="2"/>pthread_t thread_id;</text:p>
      <text:p text:style-name="Standard"><text:s text:c="2"/>printf(" |");</text:p>
      <text:p text:style-name="Standard"><text:s text:c="2"/>for(short int i=0; i&lt;SPASE_SIZE; i++){</text:p>
      <text:p text:style-name="Standard"><text:s text:c="4"/>printf("%d|", i+1);</text:p>
      <text:p text:style-name="Standard"><text:s text:c="2"/>}</text:p>
      <text:p text:style-name="Standard"><text:s text:c="2"/>putchar('\n');</text:p>
      <text:p text:style-name="Standard"><text:s text:c="2"/>for(short int i=0; i&lt;SPASE_SIZE; i++){</text:p>
      <text:p text:style-name="Standard"><text:s text:c="4"/>printf("%d|", i+1);</text:p>
      <text:p text:style-name="Standard"><text:s text:c="4"/>for(short int j=0; j&lt;SPASE_SIZE; j++){</text:p>
      <text:p text:style-name="Standard"><text:s text:c="6"/>space[i*SPASE_SIZE+j]=getchar();</text:p>
      <text:p text:style-name="Standard"><text:soft-page-break/><text:s text:c="6"/>if(space[i*SPASE_SIZE+j]!=' '&amp;&amp;space[i*SPASE_SIZE+j]!='x'&amp;&amp;space[i*SPASE_SIZE+j]!='o'){</text:p>
      <text:p text:style-name="Standard"><text:s text:c="8"/>printf("Wrong space!\n");</text:p>
      <text:p text:style-name="Standard"><text:s text:c="8"/>return 1;</text:p>
      <text:p text:style-name="Standard"><text:s text:c="6"/>}</text:p>
      <text:p text:style-name="Standard"><text:s text:c="6"/>getchar();</text:p>
      <text:p text:style-name="Standard"><text:s text:c="4"/>}</text:p>
      <text:p text:style-name="Standard"><text:s text:c="4"/>getchar();</text:p>
      <text:p text:style-name="Standard"><text:s text:c="4"/>if(space[i*SPASE_SIZE]==' '){</text:p>
      <text:p text:style-name="Standard"><text:s text:c="6"/>continue;</text:p>
      <text:p text:style-name="Standard"><text:s text:c="4"/>}</text:p>
      <text:p text:style-name="Standard"><text:s text:c="4"/>*player=0;</text:p>
      <text:p text:style-name="Standard"><text:s text:c="4"/>for(short int j=1; j&lt;SPASE_SIZE; j++){</text:p>
      <text:p text:style-name="Standard"><text:s text:c="6"/>if(space[i*SPASE_SIZE+j]!=space[i*SPASE_SIZE]){</text:p>
      <text:p text:style-name="Standard"><text:s text:c="8"/>*player=1;</text:p>
      <text:p text:style-name="Standard"><text:s text:c="8"/>break;</text:p>
      <text:p text:style-name="Standard"><text:s text:c="6"/>}</text:p>
      <text:p text:style-name="Standard"><text:s text:c="4"/>}</text:p>
      <text:p text:style-name="Standard"><text:s text:c="4"/>if(!(*player)){</text:p>
      <text:p text:style-name="Standard"><text:s text:c="6"/>printf("Its a gameover position! Exit!\n");</text:p>
      <text:p text:style-name="Standard"><text:s text:c="6"/>return 1;</text:p>
      <text:p text:style-name="Standard"><text:s text:c="4"/>}</text:p>
      <text:p text:style-name="Standard"><text:s text:c="2"/>}</text:p>
      <text:p text:style-name="Standard"><text:s text:c="2"/>printf("Enter who play now:");</text:p>
      <text:p text:style-name="Standard"><text:s text:c="2"/>char c = getchar();</text:p>
      <text:p text:style-name="Standard"><text:s text:c="2"/>for(short int i=0; i&lt;SPASE_SIZE; i++){</text:p>
      <text:p text:style-name="Standard"><text:s text:c="4"/>if (space[i]==' '){</text:p>
      <text:p text:style-name="Standard"><text:s text:c="6"/>continue;</text:p>
      <text:p text:style-name="Standard"><text:s text:c="4"/>}</text:p>
      <text:p text:style-name="Standard"><text:s text:c="4"/>*player=0;</text:p>
      <text:p text:style-name="Standard"><text:s text:c="4"/>for(short int j=1; j&lt;SPASE_SIZE; j++){</text:p>
      <text:p text:style-name="Standard"><text:s text:c="6"/>if(space[i+j*SPASE_SIZE]!=space[i]){</text:p>
      <text:p text:style-name="Standard"><text:s text:c="8"/>*player=1;</text:p>
      <text:p text:style-name="Standard"><text:s text:c="8"/>break;</text:p>
      <text:p text:style-name="Standard"><text:s text:c="6"/>}</text:p>
      <text:p text:style-name="Standard"><text:s text:c="4"/>}</text:p>
      <text:p text:style-name="Standard"><text:s text:c="6"/>if(!(*player)){</text:p>
      <text:p text:style-name="Standard"><text:s text:c="8"/>if(c==space[i]){</text:p>
      <text:p text:style-name="Standard"><text:s text:c="10"/>printf("Its gameover! You win!\n");</text:p>
      <text:p text:style-name="Standard"><text:s text:c="10"/>return 1;</text:p>
      <text:p text:style-name="Standard"><text:s text:c="8"/>} else{</text:p>
      <text:p text:style-name="Standard"><text:s text:c="10"/>printf("Its gameover! You louse!\n");</text:p>
      <text:p text:style-name="Standard"><text:s text:c="10"/>return 1;</text:p>
      <text:p text:style-name="Standard"><text:s text:c="8"/>}</text:p>
      <text:p text:style-name="Standard"><text:s text:c="6"/>}</text:p>
      <text:p text:style-name="Standard"><text:s text:c="2"/>}</text:p>
      <text:p text:style-name="Standard"><text:s text:c="2"/>*player=0;</text:p>
      <text:p text:style-name="Standard"><text:s text:c="2"/>for(short int i=0; i&lt;SPASE_SIZE*SPASE_SIZE; i+=SPASE_SIZE+1){</text:p>
      <text:p text:style-name="Standard"><text:s text:c="4"/>if (space[i]==' '){</text:p>
      <text:p text:style-name="Standard"><text:s text:c="6"/>*player=1;</text:p>
      <text:p text:style-name="Standard"><text:s text:c="6"/>break;</text:p>
      <text:p text:style-name="Standard"><text:s text:c="4"/>} else if(space[i]!=space[0]){</text:p>
      <text:p text:style-name="Standard"><text:s text:c="6"/>*player=1;</text:p>
      <text:p text:style-name="Standard"><text:s text:c="6"/>break;</text:p>
      <text:p text:style-name="Standard"><text:s text:c="4"/>}</text:p>
      <text:p text:style-name="Standard"><text:s text:c="2"/>}</text:p>
      <text:p text:style-name="Standard"><text:s text:c="2"/>if(!(*player)){</text:p>
      <text:p text:style-name="Standard"><text:soft-page-break/><text:s text:c="4"/>if(c==space[0]){</text:p>
      <text:p text:style-name="Standard"><text:s text:c="6"/>printf("Its gameover! You win!\n");</text:p>
      <text:p text:style-name="Standard"><text:s text:c="6"/>return 1;</text:p>
      <text:p text:style-name="Standard"><text:s text:c="4"/>} else{</text:p>
      <text:p text:style-name="Standard"><text:s text:c="6"/>printf("Its gameover! You louse!\n");</text:p>
      <text:p text:style-name="Standard"><text:s text:c="6"/>return 1;</text:p>
      <text:p text:style-name="Standard"><text:s text:c="4"/>}</text:p>
      <text:p text:style-name="Standard"><text:s text:c="2"/>}</text:p>
      <text:p text:style-name="Standard"><text:s text:c="2"/>*player=0;</text:p>
      <text:p text:style-name="Standard"><text:s text:c="2"/>for(short int i=0; i&lt;SPASE_SIZE; i++){</text:p>
      <text:p text:style-name="Standard"><text:s text:c="4"/>if(space[SPASE_SIZE-1+i*(SPASE_SIZE-1)]==' '){</text:p>
      <text:p text:style-name="Standard"><text:s text:c="6"/>*player=1;</text:p>
      <text:p text:style-name="Standard"><text:s text:c="6"/>break;</text:p>
      <text:p text:style-name="Standard"><text:s text:c="2"/>} else if(space[SPASE_SIZE-1+i*(SPASE_SIZE-1)]!=space[SPASE_SIZE-1]){</text:p>
      <text:p text:style-name="Standard"><text:s text:c="6"/>*player = 1;</text:p>
      <text:p text:style-name="Standard"><text:s text:c="6"/>break;</text:p>
      <text:p text:style-name="Standard"><text:s text:c="4"/>}</text:p>
      <text:p text:style-name="Standard"><text:s text:c="2"/>}</text:p>
      <text:p text:style-name="Standard"><text:s text:c="2"/>*player = (c=='x');</text:p>
      <text:p text:style-name="Standard"><text:s text:c="2"/>return 0;</text:p>
      <text:p text:style-name="Standard">}</text:p>
      <text:p text:style-name="Standard">int main(int argc, char const *argv[]) {</text:p>
      <text:p text:style-name="Standard"><text:s text:c="2"/>bool player;</text:p>
      <text:p text:style-name="Standard"><text:s text:c="2"/>char* space=(char*)malloc(SPASE_SIZE*SPASE_SIZE);</text:p>
      <text:p text:style-name="Standard"><text:s text:c="2"/>short int command;</text:p>
      <text:p text:style-name="Standard"><text:s text:c="2"/>if(argc==2){</text:p>
      <text:p text:style-name="Standard"><text:s text:c="4"/>command=atoi(argv[1])-1;</text:p>
      <text:p text:style-name="Standard"><text:s text:c="4"/>if(command&lt;1){</text:p>
      <text:p text:style-name="Standard"><text:s text:c="6"/>printf("Very small number!\n");</text:p>
      <text:p text:style-name="Standard"><text:s text:c="6"/>return 1;</text:p>
      <text:p text:style-name="Standard"><text:s text:c="4"/>}</text:p>
      <text:p text:style-name="Standard"><text:s text:c="2"/>} else if(argc&lt;2){</text:p>
      <text:p text:style-name="Standard"><text:s text:c="4"/>command=SPASE_SIZE*SPASE_SIZE;</text:p>
      <text:p text:style-name="Standard"><text:s text:c="2"/>}</text:p>
      <text:p text:style-name="Standard"><text:s text:c="2"/>else{</text:p>
      <text:p text:style-name="Standard"><text:s text:c="4"/>printf("Too math args!\n");</text:p>
      <text:p text:style-name="Standard"><text:s text:c="4"/>return 2;</text:p>
      <text:p text:style-name="Standard"><text:s text:c="2"/>}</text:p>
      <text:p text:style-name="Standard"><text:s text:c="2"/>if(init_game(space, &amp;player)){</text:p>
      <text:p text:style-name="Standard"><text:s text:c="4"/>return 1;</text:p>
      <text:p text:style-name="Standard"><text:s text:c="2"/>}</text:p>
      <text:p text:style-name="Standard"><text:s text:c="2"/>pthdata* massiv=(pthdata*)malloc(sizeof(pthdata)*command);</text:p>
      <text:p text:style-name="Standard"><text:s text:c="2"/>pthread_t *thread_id = (pthread_t *) malloc(command * sizeof(pthread_t));</text:p>
      <text:p text:style-name="Standard"><text:s text:c="2"/>for(short int i=0; i&lt;command; i++){</text:p>
      <text:p text:style-name="Standard"><text:s text:c="4"/>massiv[i].pth_number=command;</text:p>
      <text:p text:style-name="Standard"><text:s text:c="4"/>massiv[i].pth_i=i;</text:p>
      <text:p text:style-name="Standard"><text:s text:c="4"/>massiv[i].player=player;</text:p>
      <text:p text:style-name="Standard"><text:s text:c="4"/>massiv[i].space=space;</text:p>
      <text:p text:style-name="Standard"><text:s text:c="4"/>pthread_create(&amp;thread_id[i], NULL, pth_function, (void*)&amp;massiv[i]);</text:p>
      <text:p text:style-name="Standard"><text:s text:c="2"/>}</text:p>
      <text:p text:style-name="Standard"><text:s text:c="2"/>for(short int i=0; i&lt;command; i++){</text:p>
      <text:p text:style-name="Standard"><text:s text:c="4"/>pthread_join(thread_id[i], NULL);</text:p>
      <text:p text:style-name="Standard"><text:s text:c="2"/>}</text:p>
      <text:p text:style-name="Standard"><text:s text:c="2"/>short int max=0;</text:p>
      <text:p text:style-name="Standard"><text:s text:c="2"/>for(short int i=0; i&lt;command; i++){</text:p>
      <text:p text:style-name="Standard"><text:s text:c="4"/>for(short int j=0; j&lt;(SPASE_SIZE*SPASE_SIZE)/command + (i &lt; SPASE_SIZE*SPASE_SIZE%command); j++){</text:p>
      <text:p text:style-name="Standard"><text:soft-page-break/><text:s text:c="6"/>if(massiv[i].priority[j] &gt; max){</text:p>
      <text:p text:style-name="Standard"><text:s text:c="8"/>max = massiv[i].priority[j]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if(max==0){</text:p>
      <text:p text:style-name="Standard"><text:s text:c="4"/>printf("I haven't idea! Goodbay!\n");</text:p>
      <text:p text:style-name="Standard"><text:s text:c="4"/>return 0;</text:p>
      <text:p text:style-name="Standard"><text:s text:c="2"/>}</text:p>
      <text:p text:style-name="Standard"><text:s text:c="2"/>short int index=0;</text:p>
      <text:p text:style-name="Standard"><text:s text:c="2"/>for(short int i=0; i&lt;command; i++){</text:p>
      <text:p text:style-name="Standard"><text:s text:c="4"/>index = i;</text:p>
      <text:p text:style-name="Standard"><text:s text:c="4"/>for(short int j=0; j&lt;(SPASE_SIZE*SPASE_SIZE)/command + (i &lt; SPASE_SIZE*SPASE_SIZE%command); j++){</text:p>
      <text:p text:style-name="Standard"><text:s text:c="6"/>if(massiv[i].priority[j]==max &amp;&amp; space[index]==' '){</text:p>
      <text:p text:style-name="Standard"><text:s text:c="8"/>if(player){</text:p>
      <text:p text:style-name="Standard"><text:s text:c="10"/>space[index]='X';</text:p>
      <text:p text:style-name="Standard"><text:s text:c="8"/>} else{</text:p>
      <text:p text:style-name="Standard"><text:s text:c="10"/>space[index]='O';</text:p>
      <text:p text:style-name="Standard"><text:s text:c="8"/>}</text:p>
      <text:p text:style-name="Standard"><text:s text:c="6"/>}</text:p>
      <text:p text:style-name="Standard"><text:s text:c="8"/>index+=command;</text:p>
      <text:p text:style-name="Standard"><text:s text:c="4"/>}</text:p>
      <text:p text:style-name="Standard"><text:s text:c="2"/>}</text:p>
      <text:p text:style-name="Standard"><text:s text:c="2"/>putchar('\n');</text:p>
      <text:p text:style-name="Standard"><text:s text:c="2"/>for (short int i = 0; <text:s/>i &lt; SPASE_SIZE; i++) {</text:p>
      <text:p text:style-name="Standard"><text:s text:c="4"/>for(short int j= 0; j&lt;SPASE_SIZE; j++){</text:p>
      <text:p text:style-name="Standard"><text:s text:c="6"/>printf("|%c", space[i*SPASE_SIZE + j]);</text:p>
      <text:p text:style-name="Standard"><text:s text:c="4"/>}</text:p>
      <text:p text:style-name="Standard"><text:s text:c="4"/>printf("|\n");</text:p>
      <text:p text:style-name="Standard"><text:s text:c="2"/>}</text:p>
      <text:p text:style-name="Standard"><text:s text:c="2"/>return 0;</text:p>
      <text:p text:style-name="Standard">}</text:p>
      <text:p text:style-name="Standard">max@max-X550CC:~/os2$ strace -c -w -f ./a.out </text:p>
      <text:p text:style-name="Standard">Enter GameSpace:</text:p>
      <text:p text:style-name="Standard"><text:s/>|1|2|3|</text:p>
      <text:p text:style-name="Standard">1|x|o| |</text:p>
      <text:p text:style-name="Standard">2|x| |o|</text:p>
      <text:p text:style-name="Standard">3| | | |</text:p>
      <text:p text:style-name="Standard">Enter who play now:o</text:p>
      <text:p text:style-name="Standard">strace: Process 14190 attached</text:p>
      <text:p text:style-name="Standard">strace: Process 14191 attached</text:p>
      <text:p text:style-name="Standard">strace: Process 14192 attached</text:p>
      <text:p text:style-name="Standard">strace: Process 14193 attached</text:p>
      <text:p text:style-name="Standard">strace: Process 14194 attached</text:p>
      <text:p text:style-name="Standard">strace: Process 14195 attached</text:p>
      <text:p text:style-name="Standard">strace: Process 14196 attached</text:p>
      <text:p text:style-name="Standard">strace: Process 14197 attached</text:p>
      <text:p text:style-name="Standard">strace: Process 14198 attached</text:p>
      <text:p text:style-name="Standard"/>
      <text:p text:style-name="Standard">|x|o| |</text:p>
      <text:p text:style-name="Standard">|x| |o|</text:p>
      <text:p text:style-name="Standard">|O| | |</text:p>
      <text:p text:style-name="Standard">% time <text:s text:c="4"/>seconds <text:s/>usecs/call <text:s text:c="4"/>calls <text:s text:c="3"/>errors syscall</text:p>
      <text:p text:style-name="Standard">------ ----------- ----------- --------- --------- ----------------</text:p>
      <text:p text:style-name="Standard"><text:s/>99.99 <text:s text:c="2"/>47.951869 <text:s text:c="4"/>7991978 <text:s text:c="8"/>6 <text:s text:c="10"/>read</text:p>
      <text:p text:style-name="Standard"><text:s text:c="2"/>0.00 <text:s text:c="3"/>0.001014 <text:s text:c="8"/>113 <text:s text:c="8"/>9 <text:s text:c="10"/>clone</text:p>
      <text:p text:style-name="Standard"><text:soft-page-break/><text:s text:c="2"/>0.00 <text:s text:c="3"/>0.000777 <text:s text:c="9"/>71 <text:s text:c="7"/>11 <text:s text:c="10"/>munmap</text:p>
      <text:p text:style-name="Standard"><text:s text:c="2"/>0.00 <text:s text:c="3"/>0.000579 <text:s text:c="9"/>32 <text:s text:c="7"/>18 <text:s text:c="10"/>mprotect</text:p>
      <text:p text:style-name="Standard"><text:s text:c="2"/>0.00 <text:s text:c="3"/>0.000578 <text:s text:c="9"/>64 <text:s text:c="8"/>9 <text:s text:c="10"/>madvise</text:p>
      <text:p text:style-name="Standard"><text:s text:c="2"/>0.00 <text:s text:c="3"/>0.000534 <text:s text:c="9"/>25 <text:s text:c="7"/>21 <text:s text:c="10"/>mmap</text:p>
      <text:p text:style-name="Standard"><text:s text:c="2"/>0.00 <text:s text:c="3"/>0.000529 <text:s text:c="9"/>53 <text:s text:c="7"/>10 <text:s text:c="10"/>set_robust_list</text:p>
      <text:p text:style-name="Standard"><text:s text:c="2"/>0.00 <text:s text:c="3"/>0.000448 <text:s text:c="9"/>45 <text:s text:c="7"/>10 <text:s text:c="10"/>write</text:p>
      <text:p text:style-name="Standard"><text:s text:c="2"/>0.00 <text:s text:c="3"/>0.000291 <text:s text:c="8"/>291 <text:s text:c="8"/>1 <text:s text:c="10"/>futex</text:p>
      <text:p text:style-name="Standard"><text:s text:c="2"/>0.00 <text:s text:c="3"/>0.000181 <text:s text:c="8"/>181 <text:s text:c="8"/>1 <text:s text:c="10"/>execve</text:p>
      <text:p text:style-name="Standard"><text:s text:c="2"/>0.00 <text:s text:c="3"/>0.000040 <text:s text:c="10"/>8 <text:s text:c="8"/>5 <text:s text:c="10"/>fstat</text:p>
      <text:p text:style-name="Standard"><text:s text:c="2"/>0.00 <text:s text:c="3"/>0.000036 <text:s text:c="10"/>9 <text:s text:c="8"/>4 <text:s text:c="8"/>4 access</text:p>
      <text:p text:style-name="Standard"><text:s text:c="2"/>0.00 <text:s text:c="3"/>0.000032 <text:s text:c="9"/>11 <text:s text:c="8"/>3 <text:s text:c="10"/>openat</text:p>
      <text:p text:style-name="Standard"><text:s text:c="2"/>0.00 <text:s text:c="3"/>0.000028 <text:s text:c="9"/>28 <text:s text:c="8"/>1 <text:s text:c="8"/>1 lseek</text:p>
      <text:p text:style-name="Standard"><text:s text:c="2"/>0.00 <text:s text:c="3"/>0.000024 <text:s text:c="10"/>8 <text:s text:c="8"/>3 <text:s text:c="10"/>close</text:p>
      <text:p text:style-name="Standard"><text:s text:c="2"/>0.00 <text:s text:c="3"/>0.000023 <text:s text:c="10"/>8 <text:s text:c="8"/>3 <text:s text:c="10"/>brk</text:p>
      <text:p text:style-name="Standard"><text:s text:c="2"/>0.00 <text:s text:c="3"/>0.000014 <text:s text:c="10"/>7 <text:s text:c="8"/>2 <text:s text:c="10"/>rt_sigaction</text:p>
      <text:p text:style-name="Standard"><text:s text:c="2"/>0.00 <text:s text:c="3"/>0.000007 <text:s text:c="10"/>7 <text:s text:c="8"/>1 <text:s text:c="10"/>rt_sigprocmask</text:p>
      <text:p text:style-name="Standard"><text:s text:c="2"/>0.00 <text:s text:c="3"/>0.000007 <text:s text:c="10"/>7 <text:s text:c="8"/>1 <text:s text:c="10"/>set_tid_address</text:p>
      <text:p text:style-name="Standard"><text:s text:c="2"/>0.00 <text:s text:c="3"/>0.000007 <text:s text:c="10"/>7 <text:s text:c="8"/>1 <text:s text:c="10"/>prlimit64</text:p>
      <text:p text:style-name="Standard"><text:s text:c="2"/>0.00 <text:s text:c="3"/>0.000006 <text:s text:c="10"/>6 <text:s text:c="8"/>1 <text:s text:c="10"/>arch_prctl</text:p>
      <text:p text:style-name="Standard">------ ----------- ----------- --------- --------- ----------------</text:p>
      <text:p text:style-name="Standard">100.00 <text:s text:c="2"/>47.957024 <text:s text:c="18"/>121 <text:s text:c="8"/>5 total</text:p>
      <text:p text:style-name="Standard">max@max-X550CC:~/os2$ strace -c -w -f ./a.out 4 </text:p>
      <text:p text:style-name="Standard">Enter GameSpace:</text:p>
      <text:p text:style-name="Standard"><text:s/>|1|2|3|</text:p>
      <text:p text:style-name="Standard">1| | | |</text:p>
      <text:p text:style-name="Standard">2|x| | |</text:p>
      <text:p text:style-name="Standard">3| | | |</text:p>
      <text:p text:style-name="Standard">Enter who play now:o</text:p>
      <text:p text:style-name="Standard">strace: Process 14205 attached</text:p>
      <text:p text:style-name="Standard">strace: Process 14206 attached</text:p>
      <text:p text:style-name="Standard">strace: Process 14207 attached</text:p>
      <text:p text:style-name="Standard"/>
      <text:p text:style-name="Standard">| | | |</text:p>
      <text:p text:style-name="Standard">|x|O| |</text:p>
      <text:p text:style-name="Standard">| | | |</text:p>
      <text:p text:style-name="Standard">% time <text:s text:c="4"/>seconds <text:s/>usecs/call <text:s text:c="4"/>calls <text:s text:c="3"/>errors syscall</text:p>
      <text:p text:style-name="Standard">------ ----------- ----------- --------- --------- ----------------</text:p>
      <text:p text:style-name="Standard"><text:s/>99.98 <text:s text:c="2"/>27.734038 <text:s text:c="4"/>4622340 <text:s text:c="8"/>6 <text:s text:c="10"/>read</text:p>
      <text:p text:style-name="Standard"><text:s text:c="2"/>0.00 <text:s text:c="3"/>0.000910 <text:s text:c="8"/>455 <text:s text:c="8"/>2 <text:s text:c="10"/>futex</text:p>
      <text:p text:style-name="Standard"><text:s text:c="2"/>0.00 <text:s text:c="3"/>0.000654 <text:s text:c="9"/>93 <text:s text:c="8"/>7 <text:s text:c="10"/>munmap</text:p>
      <text:p text:style-name="Standard"><text:s text:c="2"/>0.00 <text:s text:c="3"/>0.000601 <text:s text:c="9"/>40 <text:s text:c="7"/>15 <text:s text:c="10"/>mmap</text:p>
      <text:p text:style-name="Standard"><text:s text:c="2"/>0.00 <text:s text:c="3"/>0.000540 <text:s text:c="9"/>54 <text:s text:c="7"/>10 <text:s text:c="10"/>write</text:p>
      <text:p text:style-name="Standard"><text:s text:c="2"/>0.00 <text:s text:c="3"/>0.000521 <text:s text:c="9"/>43 <text:s text:c="7"/>12 <text:s text:c="10"/>mprotect</text:p>
      <text:p text:style-name="Standard"><text:s text:c="2"/>0.00 <text:s text:c="3"/>0.000506 <text:s text:c="8"/>506 <text:s text:c="8"/>1 <text:s text:c="10"/>execve</text:p>
      <text:p text:style-name="Standard"><text:s text:c="2"/>0.00 <text:s text:c="3"/>0.000482 <text:s text:c="8"/>161 <text:s text:c="8"/>3 <text:s text:c="10"/>clone</text:p>
      <text:p text:style-name="Standard"><text:s text:c="2"/>0.00 <text:s text:c="3"/>0.000160 <text:s text:c="9"/>40 <text:s text:c="8"/>4 <text:s text:c="10"/>set_robust_list</text:p>
      <text:p text:style-name="Standard"><text:s text:c="2"/>0.00 <text:s text:c="3"/>0.000134 <text:s text:c="9"/>45 <text:s text:c="8"/>3 <text:s text:c="10"/>madvise</text:p>
      <text:p text:style-name="Standard"><text:s text:c="2"/>0.00 <text:s text:c="3"/>0.000081 <text:s text:c="9"/>20 <text:s text:c="8"/>4 <text:s text:c="8"/>4 access</text:p>
      <text:p text:style-name="Standard"><text:s text:c="2"/>0.00 <text:s text:c="3"/>0.000059 <text:s text:c="9"/>20 <text:s text:c="8"/>3 <text:s text:c="10"/>openat</text:p>
      <text:p text:style-name="Standard"><text:s text:c="2"/>0.00 <text:s text:c="3"/>0.000055 <text:s text:c="9"/>11 <text:s text:c="8"/>5 <text:s text:c="10"/>fstat</text:p>
      <text:p text:style-name="Standard"><text:s text:c="2"/>0.00 <text:s text:c="3"/>0.000045 <text:s text:c="9"/>15 <text:s text:c="8"/>3 <text:s text:c="10"/>brk</text:p>
      <text:p text:style-name="Standard"><text:s text:c="2"/>0.00 <text:s text:c="3"/>0.000025 <text:s text:c="9"/>25 <text:s text:c="8"/>1 <text:s text:c="8"/>1 lseek</text:p>
      <text:p text:style-name="Standard"><text:s text:c="2"/>0.00 <text:s text:c="3"/>0.000023 <text:s text:c="10"/>8 <text:s text:c="8"/>3 <text:s text:c="10"/>close</text:p>
      <text:p text:style-name="Standard"><text:s text:c="2"/>0.00 <text:s text:c="3"/>0.000022 <text:s text:c="9"/>11 <text:s text:c="8"/>2 <text:s text:c="10"/>rt_sigaction</text:p>
      <text:p text:style-name="Standard"><text:s text:c="2"/>0.00 <text:s text:c="3"/>0.000011 <text:s text:c="9"/>11 <text:s text:c="8"/>1 <text:s text:c="10"/>set_tid_address</text:p>
      <text:p text:style-name="Standard"><text:s text:c="2"/>0.00 <text:s text:c="3"/>0.000010 <text:s text:c="9"/>10 <text:s text:c="8"/>1 <text:s text:c="10"/>arch_prctl</text:p>
      <text:p text:style-name="Standard"><text:s text:c="2"/>0.00 <text:s text:c="3"/>0.000007 <text:s text:c="10"/>7 <text:s text:c="8"/>1 <text:s text:c="10"/>prlimit64</text:p>
      <text:p text:style-name="Standard"><text:soft-page-break/><text:s text:c="2"/>0.00 <text:s text:c="3"/>0.000006 <text:s text:c="10"/>6 <text:s text:c="8"/>1 <text:s text:c="10"/>rt_sigprocmask</text:p>
      <text:p text:style-name="Standard">------ ----------- ----------- --------- --------- ----------------</text:p>
      <text:p text:style-name="Standard">100.00 <text:s text:c="2"/>27.738890 <text:s text:c="19"/>88 <text:s text:c="8"/>5 total</text:p>
      <text:p text:style-name="Standard">max@max-X550CC:~/os2$ strace -c -w -f ./a.out 1</text:p>
      <text:p text:style-name="Standard">Very small number!</text:p>
      <text:p text:style-name="Standard">% time <text:s text:c="4"/>seconds <text:s/>usecs/call <text:s text:c="4"/>calls <text:s text:c="3"/>errors syscall</text:p>
      <text:p text:style-name="Standard">------ ----------- ----------- --------- --------- ----------------</text:p>
      <text:p text:style-name="Standard"><text:s/>33.30 <text:s text:c="3"/>0.000682 <text:s text:c="8"/>682 <text:s text:c="8"/>1 <text:s text:c="10"/>execve</text:p>
      <text:p text:style-name="Standard"><text:s/>14.06 <text:s text:c="3"/>0.000288 <text:s text:c="9"/>32 <text:s text:c="8"/>9 <text:s text:c="10"/>mmap</text:p>
      <text:p text:style-name="Standard"><text:s/>13.57 <text:s text:c="3"/>0.000278 <text:s text:c="9"/>70 <text:s text:c="8"/>4 <text:s text:c="8"/>4 access</text:p>
      <text:p text:style-name="Standard"><text:s/>10.69 <text:s text:c="3"/>0.000219 <text:s text:c="9"/>37 <text:s text:c="8"/>6 <text:s text:c="10"/>mprotect</text:p>
      <text:p text:style-name="Standard"><text:s text:c="2"/>7.67 <text:s text:c="3"/>0.000157 <text:s text:c="9"/>52 <text:s text:c="8"/>3 <text:s text:c="10"/>brk</text:p>
      <text:p text:style-name="Standard"><text:s text:c="2"/>4.49 <text:s text:c="3"/>0.000092 <text:s text:c="9"/>23 <text:s text:c="8"/>4 <text:s text:c="10"/>fstat</text:p>
      <text:p text:style-name="Standard"><text:s text:c="2"/>3.71 <text:s text:c="3"/>0.000076 <text:s text:c="9"/>25 <text:s text:c="8"/>3 <text:s text:c="10"/>openat</text:p>
      <text:p text:style-name="Standard"><text:s text:c="2"/>3.56 <text:s text:c="3"/>0.000073 <text:s text:c="9"/>24 <text:s text:c="8"/>3 <text:s text:c="10"/>close</text:p>
      <text:p text:style-name="Standard"><text:s text:c="2"/>2.59 <text:s text:c="3"/>0.000053 <text:s text:c="9"/>53 <text:s text:c="8"/>1 <text:s text:c="10"/>munmap</text:p>
      <text:p text:style-name="Standard"><text:s text:c="2"/>1.90 <text:s text:c="3"/>0.000039 <text:s text:c="9"/>20 <text:s text:c="8"/>2 <text:s text:c="10"/>read</text:p>
      <text:p text:style-name="Standard"><text:s text:c="2"/>1.37 <text:s text:c="3"/>0.000028 <text:s text:c="9"/>28 <text:s text:c="8"/>1 <text:s text:c="10"/>arch_prctl</text:p>
      <text:p text:style-name="Standard"><text:s text:c="2"/>1.22 <text:s text:c="3"/>0.000025 <text:s text:c="9"/>25 <text:s text:c="8"/>1 <text:s text:c="10"/>set_tid_address</text:p>
      <text:p text:style-name="Standard"><text:s text:c="2"/>0.63 <text:s text:c="3"/>0.000013 <text:s text:c="9"/>13 <text:s text:c="8"/>1 <text:s text:c="10"/>write</text:p>
      <text:p text:style-name="Standard"><text:s text:c="2"/>0.49 <text:s text:c="3"/>0.000010 <text:s text:c="10"/>5 <text:s text:c="8"/>2 <text:s text:c="10"/>rt_sigaction</text:p>
      <text:p text:style-name="Standard"><text:s text:c="2"/>0.24 <text:s text:c="3"/>0.000005 <text:s text:c="10"/>5 <text:s text:c="8"/>1 <text:s text:c="10"/>rt_sigprocmask</text:p>
      <text:p text:style-name="Standard"><text:s text:c="2"/>0.24 <text:s text:c="3"/>0.000005 <text:s text:c="10"/>5 <text:s text:c="8"/>1 <text:s text:c="10"/>set_robust_list</text:p>
      <text:p text:style-name="Standard"><text:s text:c="2"/>0.24 <text:s text:c="3"/>0.000005 <text:s text:c="10"/>5 <text:s text:c="8"/>1 <text:s text:c="10"/>prlimit64</text:p>
      <text:p text:style-name="Standard">------ ----------- ----------- --------- --------- ----------------</text:p>
      <text:p text:style-name="Standard">100.00 <text:s text:c="3"/>0.002048 <text:s text:c="19"/>44 <text:s text:c="8"/>4 total</text:p>
      <text:p text:style-name="Standard">max@max-X550CC:~/os2$ ./a.out 5</text:p>
      <text:p text:style-name="Standard">Enter GameSpace:</text:p>
      <text:p text:style-name="Standard"><text:s/>|1|2|3|</text:p>
      <text:p text:style-name="Standard">1| | | |</text:p>
      <text:p text:style-name="Standard">2| | | | </text:p>
      <text:p text:style-name="Standard">3| | | |</text:p>
      <text:p text:style-name="Standard">Enter who play now:x</text:p>
      <text:p text:style-name="Standard"/>
      <text:p text:style-name="Standard">| | | |</text:p>
      <text:p text:style-name="Standard">| |X| |</text:p>
      <text:p text:style-name="Standard">| | | |</text:p>
      <text:p text:style-name="Standard">max@max-X550CC:~/os2$ ./a.out</text:p>
      <text:p text:style-name="Standard">Enter GameSpace:</text:p>
      <text:p text:style-name="Standard"><text:s/>|1|2|3|</text:p>
      <text:p text:style-name="Standard">1| | | |</text:p>
      <text:p text:style-name="Standard">2| |x|o|</text:p>
      <text:p text:style-name="Standard">3| | | |</text:p>
      <text:p text:style-name="Standard">Enter who play now:x</text:p>
      <text:p text:style-name="Standard"/>
      <text:p text:style-name="Standard">| | |X|</text:p>
      <text:p text:style-name="Standard">| |x|o|</text:p>
      <text:p text:style-name="Standard">| | |X|</text:p>
      <text:p text:style-name="Standard">max@max-X550CC:~/os2$ ./a.out</text:p>
      <text:p text:style-name="Standard">Enter GameSpace:</text:p>
      <text:p text:style-name="Standard"><text:s/>|1|2|3|</text:p>
      <text:p text:style-name="Standard">1|x| | |</text:p>
      <text:p text:style-name="Standard">2|o|x| |</text:p>
      <text:p text:style-name="Standard">3| |o|x|</text:p>
      <text:p text:style-name="Standard">Enter who play now:o</text:p>
      <text:p text:style-name="Standard">Its gameover! You louse!</text:p>
      <text:p text:style-name="P1"><text:a xlink:type="simple" xlink:href="mailto:max@max-X550CC" text:style-name="Internet_20_link" text:visited-style-name="Visited_20_Internet_20_Link"><text:span text:style-name="T3">max@max-X550CC</text:span></text:a>:~/os2$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25:35.565056226</meta:creation-date>
    <dc:date>2018-11-20T17:39:23.030965761</dc:date>
    <meta:editing-duration>PT13M4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0" meta:paragraph-count="553" meta:word-count="1504" meta:character-count="14696" meta:non-whitespace-character-count="10096"/>
  </office:meta>
</office:document-meta>
</file>